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7.3125in" fo:margin-left="0in" table:align="left"/>
    </style:style>
    <style:style style:name="Table1.A" style:family="table-column">
      <style:table-column-properties style:column-width="0.8653in"/>
    </style:style>
    <style:style style:name="Table1.B" style:family="table-column">
      <style:table-column-properties style:column-width="2.1347in"/>
    </style:style>
    <style:style style:name="Table1.C" style:family="table-column">
      <style:table-column-properties style:column-width="0.75in"/>
    </style:style>
    <style:style style:name="Table1.F" style:family="table-column">
      <style:table-column-properties style:column-width="0.6875in"/>
    </style:style>
    <style:style style:name="Table1.H" style:family="table-column">
      <style:table-column-properties style:column-width="0.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13a4" officeooo:paragraph-rsid="000713a4"/>
    </style:style>
    <style:style style:name="P2" style:family="paragraph" style:parent-style-name="Text_20_body">
      <style:paragraph-properties fo:line-height="50%"/>
      <style:text-properties officeooo:paragraph-rsid="000713a4"/>
    </style:style>
    <style:style style:name="P3" style:family="paragraph" style:parent-style-name="Text_20_body">
      <style:text-properties fo:font-weight="bold" officeooo:rsid="000a23ed" officeooo:paragraph-rsid="000a23ed" style:font-weight-asian="bold" style:font-weight-complex="bold"/>
    </style:style>
    <style:style style:name="P4" style:family="paragraph" style:parent-style-name="Text_20_body">
      <style:text-properties fo:font-weight="bold" officeooo:rsid="00085e44" officeooo:paragraph-rsid="00085e44" style:font-weight-asian="bold" style:font-weight-complex="bold"/>
    </style:style>
    <style:style style:name="P5" style:family="paragraph" style:parent-style-name="Text_20_body">
      <style:text-properties fo:font-weight="bold" officeooo:rsid="0014400c" officeooo:paragraph-rsid="0014400c" style:font-weight-asian="bold" style:font-weight-complex="bold"/>
    </style:style>
    <style:style style:name="P6" style:family="paragraph" style:parent-style-name="Text_20_body">
      <style:paragraph-properties fo:line-height="50%"/>
      <style:text-properties officeooo:rsid="000713a4" officeooo:paragraph-rsid="000713a4"/>
    </style:style>
    <style:style style:name="P7" style:family="paragraph" style:parent-style-name="Text_20_body">
      <style:text-properties fo:font-weight="normal" officeooo:rsid="0014400c" officeooo:paragraph-rsid="0014400c" style:font-weight-asian="normal" style:font-weight-complex="normal"/>
    </style:style>
    <style:style style:name="P8" style:family="paragraph" style:parent-style-name="Table_20_Contents">
      <style:text-properties officeooo:rsid="000713a4" officeooo:paragraph-rsid="000713a4"/>
    </style:style>
    <style:style style:name="P9" style:family="paragraph" style:parent-style-name="Table_20_Contents">
      <style:paragraph-properties fo:text-align="center" style:justify-single-word="false"/>
      <style:text-properties officeooo:rsid="000713a4" officeooo:paragraph-rsid="000713a4"/>
    </style:style>
    <style:style style:name="P10" style:family="paragraph" style:parent-style-name="Text_20_body">
      <style:text-properties officeooo:rsid="00085e44" officeooo:paragraph-rsid="000ecd46"/>
    </style:style>
    <style:style style:name="P11" style:family="paragraph" style:parent-style-name="Text_20_body">
      <style:text-properties officeooo:paragraph-rsid="000ecd46"/>
    </style:style>
    <style:style style:name="P12" style:family="paragraph" style:parent-style-name="Text_20_body">
      <style:text-properties officeooo:paragraph-rsid="00174821"/>
    </style:style>
    <style:style style:name="T1" style:family="text">
      <style:text-properties officeooo:rsid="000713a4"/>
    </style:style>
    <style:style style:name="T2" style:family="text">
      <style:text-properties officeooo:rsid="000a23ed"/>
    </style:style>
    <style:style style:name="T3" style:family="text">
      <style:text-properties officeooo:rsid="00085e44"/>
    </style:style>
    <style:style style:name="T4" style:family="text">
      <style:text-properties officeooo:rsid="0014400c"/>
    </style:style>
    <style:style style:name="T5" style:family="text">
      <style:text-properties officeooo:rsid="00150fef"/>
    </style:style>
    <style:style style:name="T6" style:family="text">
      <style:text-properties officeooo:rsid="00174821"/>
    </style:style>
    <style:style style:name="T7" style:family="text">
      <style:text-properties fo:color="#888888" fo:font-style="italic"/>
    </style:style>
    <style:style style:name="T8" style:family="text">
      <style:text-properties fo:font-style="italic"/>
    </style:style>
    <style:style style:name="T9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troduction:</text:p>
      <text:p text:style-name="P7">My team has been working on a firewall <text:span text:style-name="T6">UI . We want to make it better and we need your help to test how easy or difficult it is to use. </text:span><text:s/><text:span text:style-name="T6">Note that we are not testing you here,we are testing the Firewall UI.</text:span></text:p>
      <text:p text:style-name="P4">Tasks:</text:p>
      <text:p text:style-name="P11"><text:span text:style-name="T3">1) </text:span>Your boss ha<text:span text:style-name="T6">s</text:span> told you that nobody can access the website. All web traffic goes through port 80. See if you can fix this problem"</text:p>
      <text:p text:style-name="P10"><text:s/>2) You opened port 21 for sharing files across the server. Now that you have shared all the files,could you close the port?</text:p>
      <text:p text:style-name="P12"><text:span text:style-name="T3">3) </text:span><text:span text:style-name="T9">You are hosting an instant messaging app on your server, but you are unable to access it from the other computers in the network</text:span><text:span text:style-name="T4">. It is probably due to the firewall settings. See if you can find out the port number and allow it through the firewall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Text_20_body"/>
      <text:p text:style-name="P3">Post-test questionnaire:</text:p>
      <text:p text:style-name="Text_20_body"/>
      <text:p text:style-name="P2"><text:s text:c="73"/><text:span text:style-name="T1">Strongly <text:s text:c="5"/>Disagree <text:s text:c="2"/>Neutral <text:s text:c="7"/>Agree <text:s text:c="6"/>Strongly</text:span></text:p>
      <text:p text:style-name="P6"><text:s text:c="73"/>disagree <text:s text:c="60"/>agree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C"/>
        <table:table-column table:style-name="Table1.H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P9">3</text:p>
          </table:table-cell>
          <table:table-cell table:style-name="Table1.A1" office:value-type="string">
            <text:p text:style-name="P9">4</text:p>
          </table:table-cell>
          <table:table-cell table:style-name="Table1.A1" office:value-type="string">
            <text:p text:style-name="P9">5</text:p>
          </table:table-cell>
          <table:table-cell table:style-name="Table1.H1" office:value-type="string">
            <text:p text:style-name="P9">NA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Overall,I am satisfied with how easy it is to use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I was able to com<text:span text:style-name="T2">p</text:span>lete the tasks and scenarios quickly using this system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I felt comfortable using this system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8">The system gave error messages that clearly told me how to fix the issues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8">The information provided was clear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The system has all the function<text:span text:style-name="T2">s </text:span>I expect it to have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8">Overall,I am satisfied with the system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7:54:45.503046673</meta:creation-date>
    <dc:date>2017-02-17T15:02:12.701495420</dc:date>
    <meta:editing-duration>PT1H19M33S</meta:editing-duration>
    <meta:editing-cycles>4</meta:editing-cycles>
    <meta:generator>LibreOffice/5.2.5.1$Linux_X86_64 LibreOffice_project/20$Build-1</meta:generator>
    <meta:document-statistic meta:table-count="1" meta:image-count="0" meta:object-count="0" meta:page-count="2" meta:paragraph-count="29" meta:word-count="230" meta:character-count="1410" meta:non-whitespace-character-count="981"/>
  </office:meta>
</office:document-meta>
</file>